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rriweather" svg:font-family="Merriweather, sans-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orphans="2" fo:widows="2" fo:text-indent="0in" style:auto-text-indent="false"/>
    </style:style>
    <style:style style:name="P2" style:family="paragraph" style:parent-style-name="Text_20_body">
      <style:paragraph-properties fo:margin-left="0in" fo:margin-right="0in" fo:line-height="100%" fo:orphans="2" fo:widows="2" fo:text-indent="0in" style:auto-text-indent="false"/>
      <style:text-properties officeooo:rsid="001ebfd5" officeooo:paragraph-rsid="001f03b3"/>
    </style:style>
    <style:style style:name="P3" style:family="paragraph" style:parent-style-name="Text_20_body">
      <style:paragraph-properties fo:margin-left="0in" fo:margin-right="0in" fo:line-height="100%" fo:orphans="2" fo:widows="2" fo:text-indent="0in" style:auto-text-indent="false"/>
      <style:text-properties officeooo:rsid="001f3491" officeooo:paragraph-rsid="001f3491"/>
    </style:style>
    <style:style style:name="P4" style:family="paragraph" style:parent-style-name="Text_20_body">
      <style:paragraph-properties fo:margin-left="0in" fo:margin-right="0in" fo:line-height="100%" fo:orphans="2" fo:widows="2" fo:text-indent="0in" style:auto-text-indent="false"/>
      <style:text-properties officeooo:rsid="001fa183" officeooo:paragraph-rsid="001fa183"/>
    </style:style>
    <style:style style:name="P5" style:family="paragraph" style:parent-style-name="Text_20_body" style:list-style-name="L1">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6" style:family="paragraph" style:parent-style-name="Text_20_body" style:list-style-name="L2">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7" style:family="paragraph" style:parent-style-name="Text_20_body" style:list-style-name="L3">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8" style:family="paragraph" style:parent-style-name="Text_20_body" style:list-style-name="L4">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9" style:family="paragraph" style:parent-style-name="Text_20_body" style:list-style-name="L5">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10" style:family="paragraph" style:parent-style-name="Text_20_body" style:list-style-name="L6">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11" style:family="paragraph" style:parent-style-name="Text_20_body" style:list-style-name="L7">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12" style:family="paragraph" style:parent-style-name="Text_20_body" style:list-style-name="L8">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13" style:family="paragraph" style:parent-style-name="Text_20_body" style:list-style-name="L9">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14" style:family="paragraph" style:parent-style-name="Text_20_body" style:list-style-name="L10">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15" style:family="paragraph" style:parent-style-name="Text_20_body" style:list-style-name="L11">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16" style:family="paragraph" style:parent-style-name="Text_20_body" style:list-style-name="L12">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17" style:family="paragraph" style:parent-style-name="Text_20_body" style:list-style-name="L13">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18" style:family="paragraph" style:parent-style-name="Text_20_body" style:list-style-name="L14">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19" style:family="paragraph" style:parent-style-name="Text_20_body" style:list-style-name="L15">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20" style:family="paragraph" style:parent-style-name="Text_20_body" style:list-style-name="L16">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21" style:family="paragraph" style:parent-style-name="Text_20_body" style:list-style-name="L17">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22" style:family="paragraph" style:parent-style-name="Text_20_body" style:list-style-name="L18">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23" style:family="paragraph" style:parent-style-name="Text_20_body" style:list-style-name="L19">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24" style:family="paragraph" style:parent-style-name="Text_20_body" style:list-style-name="L20">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25" style:family="paragraph" style:parent-style-name="Text_20_body" style:list-style-name="L21">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26" style:family="paragraph" style:parent-style-name="Text_20_body" style:list-style-name="L22">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27" style:family="paragraph" style:parent-style-name="Text_20_body" style:list-style-name="L23">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28" style:family="paragraph" style:parent-style-name="Text_20_body" style:list-style-name="L24">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29" style:family="paragraph" style:parent-style-name="Text_20_body" style:list-style-name="L25">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30" style:family="paragraph" style:parent-style-name="Text_20_body" style:list-style-name="L26">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31" style:family="paragraph" style:parent-style-name="Text_20_body" style:list-style-name="L27">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32" style:family="paragraph" style:parent-style-name="Text_20_body" style:list-style-name="L28">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33" style:family="paragraph" style:parent-style-name="Text_20_body" style:list-style-name="L29">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34" style:family="paragraph" style:parent-style-name="Text_20_body" style:list-style-name="L30">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35" style:family="paragraph" style:parent-style-name="Text_20_body" style:list-style-name="L31">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36" style:family="paragraph" style:parent-style-name="Text_20_body" style:list-style-name="L32">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37" style:family="paragraph" style:parent-style-name="Text_20_body" style:list-style-name="L33">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38" style:family="paragraph" style:parent-style-name="Text_20_body" style:list-style-name="L34">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39" style:family="paragraph" style:parent-style-name="Text_20_body" style:list-style-name="L35">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40" style:family="paragraph" style:parent-style-name="Text_20_body" style:list-style-name="L36">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41" style:family="paragraph" style:parent-style-name="Text_20_body" style:list-style-name="L37">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42" style:family="paragraph" style:parent-style-name="Text_20_body" style:list-style-name="L38">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43" style:family="paragraph" style:parent-style-name="Text_20_body" style:list-style-name="L39">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44" style:family="paragraph" style:parent-style-name="Text_20_body" style:list-style-name="L40">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45" style:family="paragraph" style:parent-style-name="Text_20_body" style:list-style-name="L41">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46" style:family="paragraph" style:parent-style-name="Text_20_body" style:list-style-name="L42">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47" style:family="paragraph" style:parent-style-name="Text_20_body" style:list-style-name="L43">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48" style:family="paragraph" style:parent-style-name="Text_20_body" style:list-style-name="L44">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49" style:family="paragraph" style:parent-style-name="Text_20_body" style:list-style-name="L45">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50" style:family="paragraph" style:parent-style-name="Text_20_body" style:list-style-name="L46">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51" style:family="paragraph" style:parent-style-name="Text_20_body" style:list-style-name="L47">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52" style:family="paragraph" style:parent-style-name="Text_20_body" style:list-style-name="L48">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53" style:family="paragraph" style:parent-style-name="Text_20_body" style:list-style-name="L49">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54" style:family="paragraph" style:parent-style-name="Text_20_body" style:list-style-name="L50">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55" style:family="paragraph" style:parent-style-name="Text_20_body" style:list-style-name="L51">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56" style:family="paragraph" style:parent-style-name="Text_20_body" style:list-style-name="L52">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57" style:family="paragraph" style:parent-style-name="Text_20_body" style:list-style-name="L53">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58" style:family="paragraph" style:parent-style-name="Text_20_body" style:list-style-name="L54">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59" style:family="paragraph" style:parent-style-name="Text_20_body" style:list-style-name="L55">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60" style:family="paragraph" style:parent-style-name="Text_20_body" style:list-style-name="L56">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61" style:family="paragraph" style:parent-style-name="Text_20_body" style:list-style-name="L57">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62" style:family="paragraph" style:parent-style-name="Text_20_body" style:list-style-name="L58">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63" style:family="paragraph" style:parent-style-name="Text_20_body" style:list-style-name="L59">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64" style:family="paragraph" style:parent-style-name="Text_20_body" style:list-style-name="L60">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65" style:family="paragraph" style:parent-style-name="Text_20_body" style:list-style-name="L61">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66" style:family="paragraph" style:parent-style-name="Text_20_body" style:list-style-name="L62">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67" style:family="paragraph" style:parent-style-name="Text_20_body" style:list-style-name="L63">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68" style:family="paragraph" style:parent-style-name="Text_20_body" style:list-style-name="L64">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69" style:family="paragraph" style:parent-style-name="Text_20_body" style:list-style-name="L65">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70" style:family="paragraph" style:parent-style-name="Text_20_body" style:list-style-name="L66">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71" style:family="paragraph" style:parent-style-name="Text_20_body" style:list-style-name="L67">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72" style:family="paragraph" style:parent-style-name="Text_20_body" style:list-style-name="L68">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73" style:family="paragraph" style:parent-style-name="Text_20_body" style:list-style-name="L69">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74" style:family="paragraph" style:parent-style-name="Text_20_body" style:list-style-name="L70">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75" style:family="paragraph" style:parent-style-name="Text_20_body" style:list-style-name="L71">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Merriweather" fo:font-size="10.8000001907349pt" fo:letter-spacing="normal" fo:font-style="normal" fo:font-weight="normal"/>
    </style:style>
    <style:style style:name="P76" style:family="paragraph" style:parent-style-name="Text_20_body" style:list-style-name="L72">
      <style:paragraph-properties fo:margin-left="0in" fo:margin-right="0in" fo:orphans="2" fo:widows="2" fo:text-indent="0in" style:auto-text-indent="false"/>
    </style:style>
    <style:style style:name="P77" style:family="paragraph" style:parent-style-name="Text_20_body">
      <style:paragraph-properties fo:margin-left="0in" fo:margin-right="0in" fo:line-height="100%" fo:orphans="2" fo:widows="2" fo:text-indent="0in" style:auto-text-indent="false"/>
      <style:text-properties officeooo:rsid="001f03b3" officeooo:paragraph-rsid="001f03b3"/>
    </style:style>
    <style:style style:name="P78" style:family="paragraph">
      <loext:graphic-properties draw:fill-color="#00cc00" draw:opacity="50%"/>
      <style:paragraph-properties fo:text-align="center"/>
    </style:style>
    <style:style style:name="P79" style:family="paragraph">
      <style:paragraph-properties fo:text-align="center"/>
    </style:style>
    <style:style style:name="T1" style:family="text">
      <style:text-properties fo:font-variant="normal" fo:text-transform="none" fo:color="#333333" loext:opacity="100%" style:font-name="Merriweather" fo:font-size="10.8000001907349pt" fo:letter-spacing="normal" fo:font-style="normal" fo:font-weight="normal"/>
    </style:style>
    <style:style style:name="T2" style:family="text">
      <style:text-properties officeooo:rsid="001f03b3"/>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style:style style:name="gr1" style:family="graphic">
      <style:graphic-properties draw:stroke="solid" svg:stroke-width="0.0071in" svg:stroke-color="#000000" svg:stroke-opacity="100%" draw:stroke-linejoin="round" draw:fill-color="#00cc00" draw:opacity="50%" draw:textarea-horizontal-align="center" draw:textarea-vertical-align="middle" fo:padding-top="0.0035in" fo:padding-bottom="0.0035in" fo:padding-left="0.0035in" fo:padding-right="0.0035in" draw:shadow="visible" draw:shadow-offset-x="0in" draw:shadow-offset-y="0in"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graphic-properties draw:stroke="solid" draw:stroke-dash="Dash_20_Dot_20_4" svg:stroke-width="0.0071in" svg:stroke-color="#000000" svg:stroke-opacity="100%" draw:stroke-linejoin="round" svg:stroke-linecap="butt" draw:textarea-horizontal-align="center" draw:textarea-vertical-align="middle" fo:padding-top="0.0035in" fo:padding-bottom="0.0035in" fo:padding-left="0.0035in" fo:padding-right="0.0035in"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path text:anchor-type="page" text:anchor-page-number="0" draw:z-index="1" draw:name="turtle" draw:style-name="gr1" draw:text-style-name="P78" svg:width="0.472in" svg:height="0.472in" svg:x="4.013in" svg:y="5.124in" svg:viewBox="0 0 1200 1200" svg:d="M480 730l-125 217-46-171zM600 100l126 125-126 125-124-125zM895 770l-171-46 126 216zM1066 396l-242-65-153 89 242 64zM525 425l-217-125-125 217zM850 600l-250-250-250 250 250 250zM600 1200zM717 1188zM830 1154zM933 1099zM1024 1024zM1099 933zM1154 830zM1188 717zM1200 600zM1188 483zM1154 370zM1099 267zM1024 176zM933 101zM830 46zM717 12zM600 0zM483 12zM370 46zM267 101zM176 176zM101 267zM46 370zM12 483zM0 600zM12 717zM46 830zM101 933zM176 1024zM267 1099zM370 1154zM483 1188zM600 600z">
        <text:p/>
      </draw:path>
      <draw:line text:anchor-type="page" text:anchor-page-number="0" draw:z-index="0" draw:name="actual" draw:style-name="gr2" draw:text-style-name="P79" svg:x1="4.2539in" svg:y1="5.5043in" svg:x2="4.2539in" svg:y2="5.3654in">
        <text:p/>
      </draw:line>
      <text:list xml:id="list1427187942" text:style-name="L1">
        <text:list-item>
          <text:p text:style-name="P5">How does your company handle email?</text:p>
        </text:list-item>
      </text:list>
      <text:list xml:id="list2748440039" text:style-name="L2">
        <text:list-item>
          <text:p text:style-name="P6">Do you need any password protected areas?</text:p>
        </text:list-item>
      </text:list>
      <text:list xml:id="list4228526297" text:style-name="L3">
        <text:list-item>
          <text:p text:style-name="P7">Do you have the Pantone numbers for your current company colors?</text:p>
        </text:list-item>
      </text:list>
      <text:list xml:id="list752844756" text:style-name="L4">
        <text:list-item>
          <text:p text:style-name="P8">Did you take a look at our portfolio?</text:p>
        </text:list-item>
      </text:list>
      <text:list xml:id="list887671262" text:style-name="L5">
        <text:list-item>
          <text:p text:style-name="P9">What is your time frame?</text:p>
        </text:list-item>
      </text:list>
      <text:list xml:id="list3060223492" text:style-name="L6">
        <text:list-item>
          <text:p text:style-name="P10">Is this a brochure site, or a blog?</text:p>
        </text:list-item>
      </text:list>
      <text:list xml:id="list165326355" text:style-name="L7">
        <text:list-item>
          <text:p text:style-name="P11">Who is your audience?</text:p>
        </text:list-item>
      </text:list>
      <text:list xml:id="list1561823325" text:style-name="L8">
        <text:list-item>
          <text:p text:style-name="P12">Do you have any specifications?</text:p>
        </text:list-item>
      </text:list>
      <text:list xml:id="list4071381865" text:style-name="L9">
        <text:list-item>
          <text:p text:style-name="P13">What are the website addresses of your competitors?</text:p>
        </text:list-item>
      </text:list>
      <text:list xml:id="list3514732133" text:style-name="L10">
        <text:list-item>
          <text:p text:style-name="P14">How many other companies have you talked to?</text:p>
        </text:list-item>
      </text:list>
      <text:list xml:id="list1258245336" text:style-name="L11">
        <text:list-item>
          <text:p text:style-name="P15">Do you need a business card and letterhead?</text:p>
        </text:list-item>
      </text:list>
      <text:list xml:id="list3696732154" text:style-name="L12">
        <text:list-item>
          <text:p text:style-name="P16">What is your main message?</text:p>
        </text:list-item>
      </text:list>
      <text:list xml:id="list925374576" text:style-name="L13">
        <text:list-item>
          <text:p text:style-name="P17">Did you or someone else register the domain?</text:p>
        </text:list-item>
      </text:list>
      <text:list xml:id="list3719172426" text:style-name="L14">
        <text:list-item>
          <text:p text:style-name="P18">How familiar are you with search engine optimization and best practices?</text:p>
        </text:list-item>
      </text:list>
      <text:list xml:id="list536771602" text:style-name="L15">
        <text:list-item>
          <text:p text:style-name="P19">What are several websites you like?</text:p>
        </text:list-item>
      </text:list>
      <text:list xml:id="list2727357387" text:style-name="L16">
        <text:list-item>
          <text:p text:style-name="P20">Do you currently have a website?</text:p>
        </text:list-item>
      </text:list>
      <text:list xml:id="list1325699143" text:style-name="L17">
        <text:list-item>
          <text:p text:style-name="P21">Do you or anyone on your staff have Photoshop or other image editing software?</text:p>
        </text:list-item>
      </text:list>
      <text:list xml:id="list1145539" text:style-name="L18">
        <text:list-item>
          <text:p text:style-name="P22">Do you need search engine help?</text:p>
        </text:list-item>
      </text:list>
      <text:list xml:id="list3424932647" text:style-name="L19">
        <text:list-item>
          <text:p text:style-name="P23">Does the site launch need to coincide with a product launch or any other important milestone?</text:p>
        </text:list-item>
      </text:list>
      <text:list xml:id="list391903594" text:style-name="L20">
        <text:list-item>
          <text:p text:style-name="P24">Do you need a content management system?</text:p>
        </text:list-item>
      </text:list>
      <text:list xml:id="list2856259204" text:style-name="L21">
        <text:list-item>
          <text:p text:style-name="P25">How long have you had a website?</text:p>
        </text:list-item>
      </text:list>
      <text:list xml:id="list407178601" text:style-name="L22">
        <text:list-item>
          <text:p text:style-name="P26">Do you have photos you need to use?</text:p>
        </text:list-item>
      </text:list>
      <text:list xml:id="list2244008579" text:style-name="L23">
        <text:list-item>
          <text:p text:style-name="P27">Will several people be editing the site?</text:p>
        </text:list-item>
      </text:list>
      <text:list xml:id="list1935835920" text:style-name="L24">
        <text:list-item>
          <text:p text:style-name="P28">How many pages do you need?</text:p>
        </text:list-item>
      </text:list>
      <text:list xml:id="list2188289668" text:style-name="L25">
        <text:list-item>
          <text:p text:style-name="P29">Do you have a catalog or brochure?</text:p>
        </text:list-item>
      </text:list>
      <text:list xml:id="list4246168947" text:style-name="L26">
        <text:list-item>
          <text:p text:style-name="P30">How do people find your current website?</text:p>
        </text:list-item>
      </text:list>
      <text:list xml:id="list519797829" text:style-name="L27">
        <text:list-item>
          <text:p text:style-name="P31">Do you have a newsletter?</text:p>
        </text:list-item>
      </text:list>
      <text:list xml:id="list266749449" text:style-name="L28">
        <text:list-item>
          <text:p text:style-name="P32">Are you in touch with the orginal designer?</text:p>
        </text:list-item>
      </text:list>
      <text:list xml:id="list3999220800" text:style-name="L29">
        <text:list-item>
          <text:p text:style-name="P33">Do you have access to the web server?</text:p>
        </text:list-item>
      </text:list>
      <text:list xml:id="list2494409625" text:style-name="L30">
        <text:list-item>
          <text:p text:style-name="P34">What are several websites that you like the look of?</text:p>
        </text:list-item>
      </text:list>
      <text:list xml:id="list1145329445" text:style-name="L31">
        <text:list-item>
          <text:p text:style-name="P35">Do you have control over the domain?</text:p>
        </text:list-item>
      </text:list>
      <text:list xml:id="list2322038679" text:style-name="L32">
        <text:list-item>
          <text:p text:style-name="P36">Do you need any other promotional material?</text:p>
        </text:list-item>
      </text:list>
      <text:list xml:id="list2370456257" text:style-name="L33">
        <text:list-item>
          <text:p text:style-name="P37">How familiar are you with usability studies?</text:p>
        </text:list-item>
      </text:list>
      <text:list xml:id="list3052253707" text:style-name="L34">
        <text:list-item>
          <text:p text:style-name="P38">How important is search engine ranking to you?</text:p>
        </text:list-item>
      </text:list>
      <text:list xml:id="list1693854695" text:style-name="L35">
        <text:list-item>
          <text:p text:style-name="P39">Is there any specific functionality you need?</text:p>
        </text:list-item>
      </text:list>
      <text:list xml:id="list631924112" text:style-name="L36">
        <text:list-item>
          <text:p text:style-name="P40">Will you be providing creative direction?</text:p>
        </text:list-item>
      </text:list>
      <text:list xml:id="list1265975880" text:style-name="L37">
        <text:list-item>
          <text:p text:style-name="P41">Do you have your content done?</text:p>
        </text:list-item>
      </text:list>
      <text:list xml:id="list438450246" text:style-name="L38">
        <text:list-item>
          <text:p text:style-name="P42">Will your IT person be involved?</text:p>
        </text:list-item>
      </text:list>
      <text:list xml:id="list775548483" text:style-name="L39">
        <text:list-item>
          <text:p text:style-name="P43">Do you have a logo? What format is it in?</text:p>
        </text:list-item>
      </text:list>
      <text:list xml:id="list3605923907" text:style-name="L40">
        <text:list-item>
          <text:p text:style-name="P44">How familiar are you with graphic design best practices for web designs?</text:p>
        </text:list-item>
      </text:list>
      <text:list xml:id="list2844305260" text:style-name="L41">
        <text:list-item>
          <text:p text:style-name="P45">What is your current hosting company?</text:p>
        </text:list-item>
      </text:list>
      <text:list xml:id="list1771154985" text:style-name="L42">
        <text:list-item>
          <text:p text:style-name="P46">Have you been through the complete web design and development process before?</text:p>
        </text:list-item>
      </text:list>
      <text:list xml:id="list709963359" text:style-name="L43">
        <text:list-item>
          <text:p text:style-name="P47">Who are your competitors?</text:p>
        </text:list-item>
      </text:list>
      <text:list xml:id="list1056585658" text:style-name="L44">
        <text:list-item>
          <text:p text:style-name="P48">How often do you need to update the site?</text:p>
        </text:list-item>
      </text:list>
      <text:list xml:id="list1091781980" text:style-name="L45">
        <text:list-item>
          <text:p text:style-name="P49">Describe the style of website you are looking for?</text:p>
        </text:list-item>
      </text:list>
      <text:list xml:id="list318312711" text:style-name="L46">
        <text:list-item>
          <text:p text:style-name="P50">Is the original developer still available?</text:p>
        </text:list-item>
      </text:list>
      <text:list xml:id="list159271117" text:style-name="L47">
        <text:list-item>
          <text:p text:style-name="P51">What is your budget?</text:p>
        </text:list-item>
      </text:list>
      <text:list xml:id="list925640334" text:style-name="L48">
        <text:list-item>
          <text:p text:style-name="P52"><text:soft-page-break/>What is compelling about working with us?</text:p>
        </text:list-item>
      </text:list>
      <text:list xml:id="list2707481913" text:style-name="L49">
        <text:list-item>
          <text:p text:style-name="P53">Do you need an image gallery?</text:p>
        </text:list-item>
      </text:list>
      <text:list xml:id="list414011031" text:style-name="L50">
        <text:list-item>
          <text:p text:style-name="P54">Are you or anyone on your staff familiar with HTML and CSS?</text:p>
        </text:list-item>
      </text:list>
      <text:list xml:id="list1537066016" text:style-name="L51">
        <text:list-item>
          <text:p text:style-name="P55">Is your logo in Illustrator format?</text:p>
        </text:list-item>
      </text:list>
      <text:list xml:id="list483682567" text:style-name="L52">
        <text:list-item>
          <text:p text:style-name="P56">Do you need this to integrate with your existing identity pieces?</text:p>
        </text:list-item>
      </text:list>
      <text:list xml:id="list2959854818" text:style-name="L53">
        <text:list-item>
          <text:p text:style-name="P57">How are you going to maintain the site?</text:p>
        </text:list-item>
      </text:list>
      <text:list xml:id="list1280928575" text:style-name="L54">
        <text:list-item>
          <text:p text:style-name="P58">What software do you have?</text:p>
        </text:list-item>
      </text:list>
      <text:list xml:id="list2176131888" text:style-name="L55">
        <text:list-item>
          <text:p text:style-name="P59">How did you find us?</text:p>
        </text:list-item>
      </text:list>
      <text:list xml:id="list1388516057" text:style-name="L56">
        <text:list-item>
          <text:p text:style-name="P60">Did you read any of our blog?</text:p>
        </text:list-item>
      </text:list>
      <text:list xml:id="list31843674" text:style-name="L57">
        <text:list-item>
          <text:p text:style-name="P61">What bugs you the most about websites?</text:p>
        </text:list-item>
      </text:list>
      <text:list xml:id="list1775140828" text:style-name="L58">
        <text:list-item>
          <text:p text:style-name="P62">Do you need any other graphic design help?</text:p>
        </text:list-item>
      </text:list>
      <text:list xml:id="list2748902814" text:style-name="L59">
        <text:list-item>
          <text:p text:style-name="P63">Do you need social media tools built in, like Digg, Facebook, Twitter, Stumble Upon, etc.</text:p>
        </text:list-item>
      </text:list>
      <text:list xml:id="list1341052581" text:style-name="L60">
        <text:list-item>
          <text:p text:style-name="P64">How familiar are you with web standards and web design best practices?</text:p>
        </text:list-item>
      </text:list>
      <text:list xml:id="list2462843653" text:style-name="L61">
        <text:list-item>
          <text:p text:style-name="P65">Do you need the website to tie into any particular 3rd party applications?</text:p>
        </text:list-item>
      </text:list>
      <text:list xml:id="list2396790313" text:style-name="L62">
        <text:list-item>
          <text:p text:style-name="P66">Do you need a contact form?</text:p>
        </text:list-item>
      </text:list>
      <text:list xml:id="list2842406853" text:style-name="L63">
        <text:list-item>
          <text:p text:style-name="P67">Do you have a domain?</text:p>
        </text:list-item>
      </text:list>
      <text:list xml:id="list3060449017" text:style-name="L64">
        <text:list-item>
          <text:p text:style-name="P68">Do you have any proposals from other design firms?</text:p>
        </text:list-item>
      </text:list>
      <text:list xml:id="list2581740320" text:style-name="L65">
        <text:list-item>
          <text:p text:style-name="P69">How important is customization to you?</text:p>
        </text:list-item>
      </text:list>
      <text:list xml:id="list658592327" text:style-name="L66">
        <text:list-item>
          <text:p text:style-name="P70">Will you want or need help in making changes? If so, would you need help routinely?</text:p>
        </text:list-item>
      </text:list>
      <text:list xml:id="list2021067681" text:style-name="L67">
        <text:list-item>
          <text:p text:style-name="P71">What do you need your website to do?</text:p>
        </text:list-item>
      </text:list>
      <text:list xml:id="list2903980762" text:style-name="L68">
        <text:list-item>
          <text:p text:style-name="P72">Do you need ecommerce?</text:p>
        </text:list-item>
      </text:list>
      <text:list xml:id="list677599937" text:style-name="L69">
        <text:list-item>
          <text:p text:style-name="P73">Have you considered redesigning your logo?</text:p>
        </text:list-item>
      </text:list>
      <text:list xml:id="list174482916" text:style-name="L70">
        <text:list-item>
          <text:p text:style-name="P74">Do you have hosting?</text:p>
        </text:list-item>
      </text:list>
      <text:list xml:id="list918296082" text:style-name="L71">
        <text:list-item>
          <text:p text:style-name="P75">Have you considered taking a fresh look at your corporate identity? This a good time to consider refresh or an entirely new identity.</text:p>
        </text:list-item>
      </text:list>
      <text:list xml:id="list2414637588" text:style-name="L72">
        <text:list-item>
          <text:p text:style-name="P76"><text:span text:style-name="T1">When is the last time you updated the site?</text:span> </text:p>
        </text:list-item>
      </text:list>
      <text:p text:style-name="P1">I reviewed the 3 statement about Privacy, Billing &amp; Scope of Work and generally feel OK with proceeding. </text:p>
      <text:p text:style-name="P2">Privet </text:p>
      <text:p text:style-name="P2"><text:span text:style-name="T2">B</text:span>usiness </text:p>
      <text:p text:style-name="P2"><text:span text:style-name="T2">F</text:span>amily </text:p>
      <text:p text:style-name="P2"><text:span text:style-name="T2">G</text:span>roup </text:p>
      <text:p text:style-name="P2"><text:span text:style-name="T2">S</text:span>chool </text:p>
      <text:p text:style-name="P2"><text:span text:style-name="T2">C</text:span>hurch </text:p>
      <text:p text:style-name="P2"><text:span text:style-name="T2">G</text:span>ov.</text:p>
      <text:p text:style-name="P77">Other</text:p>
      <text:p text:style-name="P3">Yes I have a URL</text:p>
      <text:p text:style-name="P3">I had a website </text:p>
      <text:p text:style-name="P3">Never Had a website </text:p>
      <text:p text:style-name="P4">enitional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rriweather" svg:font-family="Merriweather, sans-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stroke-dash draw:name="Dash_20_Dot_20_4" draw:display-name="Dash Dot 4" draw:style="rect" draw:dots1="1" draw:distance="0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6T09:19:10.358000000</meta:creation-date>
    <meta:editing-duration>PT49M4S</meta:editing-duration>
    <meta:editing-cycles>2</meta:editing-cycles>
    <meta:generator>LibreOffice/7.3.5.2$Windows_X86_64 LibreOffice_project/184fe81b8c8c30d8b5082578aee2fed2ea847c01</meta:generator>
    <dc:date>2022-09-06T10:43:19.294000000</dc:date>
    <meta:document-statistic meta:table-count="0" meta:image-count="0" meta:object-count="0" meta:page-count="2" meta:paragraph-count="85" meta:word-count="686" meta:character-count="3427" meta:non-whitespace-character-count="2887"/>
  </office:meta>
</office:document-meta>
</file>